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d" svg:font-family="Monospaced" style:font-adornments="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ff4000"/>
      <style:text-properties fo:color="#ffffff"/>
    </style:style>
    <style:style style:name="ce7" style:family="table-cell" style:parent-style-name="Default" style:data-style-name="N0"/>
    <style:style style:name="ce8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OFFDAY">
      <style:table-cell-properties style:text-align-source="fix" style:repeat-content="false"/>
      <style:paragraph-properties fo:text-align="center" fo:margin-left="0cm"/>
      <style:text-properties fo:color="#ffffff"/>
      <style:map style:condition="cell-content()=&quot;!&quot;" style:apply-style-name="OVERTIME" style:base-cell-address="Sheet1.F5"/>
      <style:map style:condition="cell-content()&gt;&quot;&quot;" style:apply-style-name="WORKDAY" style:base-cell-address="Sheet1.F5"/>
      <style:map style:condition="cell-content()=&quot;&quot;" style:apply-style-name="OFFDAY" style:base-cell-address="Sheet1.F5"/>
    </style:style>
    <style:style style:name="ce11" style:family="table-cell" style:parent-style-name="OVERTIME">
      <style:table-cell-properties style:text-align-source="fix" style:repeat-content="false"/>
      <style:paragraph-properties fo:text-align="center" fo:margin-left="0cm"/>
      <style:text-properties fo:color="#ffffff"/>
      <style:map style:condition="cell-content()=&quot;!&quot;" style:apply-style-name="OVERTIME" style:base-cell-address="Sheet1.F5"/>
      <style:map style:condition="cell-content()&gt;&quot;&quot;" style:apply-style-name="WORKDAY" style:base-cell-address="Sheet1.F5"/>
      <style:map style:condition="cell-content()=&quot;&quot;" style:apply-style-name="OFFDAY" style:base-cell-address="Sheet1.F5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4" table:default-cell-style-name="Default"/>
        <table:table-column table:style-name="co5" table:number-columns-repeated="15" table:default-cell-style-name="ce10"/>
        <table:table-row table:style-name="ro1">
          <table:table-cell table:style-name="ce1" office:value-type="string" calcext:value-type="string">
            <text:p>Lobbier</text:p>
          </table:table-cell>
          <table:table-cell table:style-name="ce4" table:number-columns-repeated="3"/>
          <table:table-cell/>
          <table:table-cell table:style-name="Default" table:number-columns-repeated="15"/>
        </table:table-row>
        <table:table-row table:style-name="ro1">
          <table:table-cell table:style-name="ce2" office:value-type="string" calcext:value-type="string">
            <text:p>Thomas vanBommel</text:p>
          </table:table-cell>
          <table:table-cell table:style-name="ce4" table:number-columns-repeated="3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3"/>
          <table:table-cell/>
          <table:table-cell table:style-name="ce8" table:formula="of:=[.F4]" office:value-type="date" office:date-value="2020-11-16" calcext:value-type="date">
            <text:p>Mon</text:p>
          </table:table-cell>
          <table:table-cell table:style-name="ce8" table:formula="of:=[.G4]" office:value-type="date" office:date-value="2020-11-17" calcext:value-type="date">
            <text:p>Tue</text:p>
          </table:table-cell>
          <table:table-cell table:style-name="ce8" table:formula="of:=[.H4]" office:value-type="date" office:date-value="2020-11-18" calcext:value-type="date">
            <text:p>Wed</text:p>
          </table:table-cell>
          <table:table-cell table:style-name="ce8" table:formula="of:=[.I4]" office:value-type="date" office:date-value="2020-11-19" calcext:value-type="date">
            <text:p>Thu</text:p>
          </table:table-cell>
          <table:table-cell table:style-name="ce8" table:formula="of:=[.J4]" office:value-type="date" office:date-value="2020-11-20" calcext:value-type="date">
            <text:p>Fri</text:p>
          </table:table-cell>
          <table:table-cell table:style-name="ce8" table:formula="of:=[.K4]" office:value-type="date" office:date-value="2020-11-21" calcext:value-type="date">
            <text:p>Sat</text:p>
          </table:table-cell>
          <table:table-cell table:style-name="ce8" table:formula="of:=[.L4]" office:value-type="date" office:date-value="2020-11-22" calcext:value-type="date">
            <text:p>Sun</text:p>
          </table:table-cell>
          <table:table-cell table:style-name="ce8" table:formula="of:=[.M4]" office:value-type="date" office:date-value="2020-11-23" calcext:value-type="date">
            <text:p>Mon</text:p>
          </table:table-cell>
          <table:table-cell table:style-name="ce8" table:formula="of:=[.N4]" office:value-type="date" office:date-value="2020-11-24" calcext:value-type="date">
            <text:p>Tue</text:p>
          </table:table-cell>
          <table:table-cell table:style-name="ce8" table:formula="of:=[.O4]" office:value-type="date" office:date-value="2020-11-25" calcext:value-type="date">
            <text:p>Wed</text:p>
          </table:table-cell>
          <table:table-cell table:style-name="ce8" table:formula="of:=[.P4]" office:value-type="date" office:date-value="2020-11-26" calcext:value-type="date">
            <text:p>Thu</text:p>
          </table:table-cell>
          <table:table-cell table:style-name="ce8" table:formula="of:=[.Q4]" office:value-type="date" office:date-value="2020-11-27" calcext:value-type="date">
            <text:p>Fri</text:p>
          </table:table-cell>
          <table:table-cell table:style-name="ce8" table:formula="of:=[.R4]" office:value-type="date" office:date-value="2020-11-28" calcext:value-type="date">
            <text:p>Sat</text:p>
          </table:table-cell>
          <table:table-cell table:style-name="ce8" table:formula="of:=[.S4]" office:value-type="date" office:date-value="2020-11-29" calcext:value-type="date">
            <text:p>Sun</text:p>
          </table:table-cell>
          <table:table-cell table:style-name="ce8" table:formula="of:=[.T4]" office:value-type="date" office:date-value="2020-11-30" calcext:value-type="date">
            <text:p>Mon</text:p>
          </table:table-cell>
        </table:table-row>
        <table:table-row table:style-name="ro1">
          <table:table-cell table:style-name="ce3" office:value-type="string" calcext:value-type="string">
            <text:p>Milestone</text:p>
          </table:table-cell>
          <table:table-cell table:style-name="ce3" office:value-type="string" calcext:value-type="string">
            <text:p>Target Start Date</text:p>
          </table:table-cell>
          <table:table-cell table:style-name="ce3" office:value-type="string" calcext:value-type="string">
            <text:p><text:span text:style-name="T1">Target </text:span>End Date</text:p>
          </table:table-cell>
          <table:table-cell table:style-name="ce6" office:value-type="string" calcext:value-type="string">
            <text:p>Overtime (days)</text:p>
          </table:table-cell>
          <table:table-cell/>
          <table:table-cell table:style-name="ce9" office:value-type="date" office:date-value="2020-11-16" calcext:value-type="date">
            <text:p>2020-11-16</text:p>
          </table:table-cell>
          <table:table-cell table:style-name="ce9" office:value-type="date" office:date-value="2020-11-17" calcext:value-type="date">
            <text:p>2020-11-17</text:p>
          </table:table-cell>
          <table:table-cell table:style-name="ce9" office:value-type="date" office:date-value="2020-11-18" calcext:value-type="date">
            <text:p>2020-11-18</text:p>
          </table:table-cell>
          <table:table-cell table:style-name="ce9" office:value-type="date" office:date-value="2020-11-19" calcext:value-type="date">
            <text:p>2020-11-19</text:p>
          </table:table-cell>
          <table:table-cell table:style-name="ce9" office:value-type="date" office:date-value="2020-11-20" calcext:value-type="date">
            <text:p>2020-11-20</text:p>
          </table:table-cell>
          <table:table-cell table:style-name="ce9" office:value-type="date" office:date-value="2020-11-21" calcext:value-type="date">
            <text:p>2020-11-21</text:p>
          </table:table-cell>
          <table:table-cell table:style-name="ce9" office:value-type="date" office:date-value="2020-11-22" calcext:value-type="date">
            <text:p>2020-11-22</text:p>
          </table:table-cell>
          <table:table-cell table:style-name="ce9" office:value-type="date" office:date-value="2020-11-23" calcext:value-type="date">
            <text:p>2020-11-23</text:p>
          </table:table-cell>
          <table:table-cell table:style-name="ce9" office:value-type="date" office:date-value="2020-11-24" calcext:value-type="date">
            <text:p>2020-11-24</text:p>
          </table:table-cell>
          <table:table-cell table:style-name="ce9" office:value-type="date" office:date-value="2020-11-25" calcext:value-type="date">
            <text:p>2020-11-25</text:p>
          </table:table-cell>
          <table:table-cell table:style-name="ce9" office:value-type="date" office:date-value="2020-11-26" calcext:value-type="date">
            <text:p>2020-11-26</text:p>
          </table:table-cell>
          <table:table-cell table:style-name="ce9" office:value-type="date" office:date-value="2020-11-27" calcext:value-type="date">
            <text:p>2020-11-27</text:p>
          </table:table-cell>
          <table:table-cell table:style-name="ce9" office:value-type="date" office:date-value="2020-11-28" calcext:value-type="date">
            <text:p>2020-11-28</text:p>
          </table:table-cell>
          <table:table-cell table:style-name="ce9" office:value-type="date" office:date-value="2020-11-29" calcext:value-type="date">
            <text:p>2020-11-29</text:p>
          </table:table-cell>
          <table:table-cell table:style-name="ce9" office:value-type="date" office:date-value="2020-11-30" calcext:value-type="date">
            <text:p>2020-11-30</text:p>
          </table:table-cell>
        </table:table-row>
        <table:table-row table:style-name="ro1">
          <table:table-cell office:value-type="string" calcext:value-type="string">
            <text:p>Create database</text:p>
          </table:table-cell>
          <table:table-cell table:number-columns-repeated="2" office:value-type="date" office:date-value="2020-11-16" calcext:value-type="date">
            <text:p>2020-11-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AND([.$B5]&lt;=[.F$4]; [.$C5]&gt;=[.F$4]);[.$A5];IF(AND([.$C5]+[.$D5]&gt;=[.F$4]; [.F$4]&gt;[.$C5]);&quot;!&quot;;&quot;&quot;))" office:value-type="string" office:string-value="Create database" calcext:value-type="string">
            <text:p>Create database</text:p>
          </table:table-cell>
          <table:table-cell table:style-name="ce11" table:formula="of:=IF(AND([.$B5]&lt;=[.G$4]; [.$C5]&gt;=[.G$4]);[.$A5];IF(AND([.$C5]+[.$D5]&gt;=[.G$4]; [.G$4]&gt;[.$C5]);&quot;!&quot;;&quot;&quot;))">
            <text:p/>
          </table:table-cell>
          <table:table-cell table:formula="of:=IF(AND([.$B5]&lt;=[.H$4]; [.$C5]&gt;=[.H$4]);[.$A5];IF(AND([.$C5]+[.$D5]&gt;=[.H$4]; [.H$4]&gt;[.$C5]);&quot;!&quot;;&quot;&quot;))">
            <text:p/>
          </table:table-cell>
          <table:table-cell table:formula="of:=IF(AND([.$B5]&lt;=[.I$4]; [.$C5]&gt;=[.I$4]);[.$A5];IF(AND([.$C5]+[.$D5]&gt;=[.I$4]; [.I$4]&gt;[.$C5]);&quot;!&quot;;&quot;&quot;))">
            <text:p/>
          </table:table-cell>
          <table:table-cell table:formula="of:=IF(AND([.$B5]&lt;=[.J$4]; [.$C5]&gt;=[.J$4]);[.$A5];IF(AND([.$C5]+[.$D5]&gt;=[.J$4]; [.J$4]&gt;[.$C5]);&quot;!&quot;;&quot;&quot;))">
            <text:p/>
          </table:table-cell>
          <table:table-cell table:formula="of:=IF(AND([.$B5]&lt;=[.K$4]; [.$C5]&gt;=[.K$4]);[.$A5];IF(AND([.$C5]+[.$D5]&gt;=[.K$4]; [.K$4]&gt;[.$C5]);&quot;!&quot;;&quot;&quot;))">
            <text:p/>
          </table:table-cell>
          <table:table-cell table:formula="of:=IF(AND([.$B5]&lt;=[.L$4]; [.$C5]&gt;=[.L$4]);[.$A5];IF(AND([.$C5]+[.$D5]&gt;=[.L$4]; [.L$4]&gt;[.$C5]);&quot;!&quot;;&quot;&quot;))">
            <text:p/>
          </table:table-cell>
          <table:table-cell table:formula="of:=IF(AND([.$B5]&lt;=[.M$4]; [.$C5]&gt;=[.M$4]);[.$A5];IF(AND([.$C5]+[.$D5]&gt;=[.M$4]; [.M$4]&gt;[.$C5]);&quot;!&quot;;&quot;&quot;))">
            <text:p/>
          </table:table-cell>
          <table:table-cell table:formula="of:=IF(AND([.$B5]&lt;=[.N$4]; [.$C5]&gt;=[.N$4]);[.$A5];IF(AND([.$C5]+[.$D5]&gt;=[.N$4]; [.N$4]&gt;[.$C5]);&quot;!&quot;;&quot;&quot;))">
            <text:p/>
          </table:table-cell>
          <table:table-cell table:formula="of:=IF(AND([.$B5]&lt;=[.O$4]; [.$C5]&gt;=[.O$4]);[.$A5];IF(AND([.$C5]+[.$D5]&gt;=[.O$4]; [.O$4]&gt;[.$C5]);&quot;!&quot;;&quot;&quot;))">
            <text:p/>
          </table:table-cell>
          <table:table-cell table:formula="of:=IF(AND([.$B5]&lt;=[.P$4]; [.$C5]&gt;=[.P$4]);[.$A5];IF(AND([.$C5]+[.$D5]&gt;=[.P$4]; [.P$4]&gt;[.$C5]);&quot;!&quot;;&quot;&quot;))">
            <text:p/>
          </table:table-cell>
          <table:table-cell table:formula="of:=IF(AND([.$B5]&lt;=[.Q$4]; [.$C5]&gt;=[.Q$4]);[.$A5];IF(AND([.$C5]+[.$D5]&gt;=[.Q$4]; [.Q$4]&gt;[.$C5]);&quot;!&quot;;&quot;&quot;))">
            <text:p/>
          </table:table-cell>
          <table:table-cell table:formula="of:=IF(AND([.$B5]&lt;=[.R$4]; [.$C5]&gt;=[.R$4]);[.$A5];IF(AND([.$C5]+[.$D5]&gt;=[.R$4]; [.R$4]&gt;[.$C5]);&quot;!&quot;;&quot;&quot;))">
            <text:p/>
          </table:table-cell>
          <table:table-cell table:formula="of:=IF(AND([.$B5]&lt;=[.S$4]; [.$C5]&gt;=[.S$4]);[.$A5];IF(AND([.$C5]+[.$D5]&gt;=[.S$4]; [.S$4]&gt;[.$C5]);&quot;!&quot;;&quot;&quot;))">
            <text:p/>
          </table:table-cell>
          <table:table-cell table:formula="of:=IF(AND([.$B5]&lt;=[.T$4]; [.$C5]&gt;=[.T$4]);[.$A5];IF(AND([.$C5]+[.$D5]&gt;=[.T$4]; [.T$4]&gt;[.$C5]);&quot;!&quot;;&quot;&quot;))">
            <text:p/>
          </table:table-cell>
        </table:table-row>
        <table:table-row table:style-name="ro1">
          <table:table-cell office:value-type="string" calcext:value-type="string">
            <text:p>Create server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1-19" calcext:value-type="date">
            <text:p>2020-11-19</text:p>
          </table:table-cell>
          <table:table-cell table:number-columns-repeated="2"/>
          <table:table-cell table:formula="of:=IF(AND([.$B6]&lt;=[.F$4]; [.$C6]&gt;=[.F$4]);[.$A6];IF(AND([.$C6]+[.$D6]&gt;=[.F$4]; [.F$4]&gt;[.$C6]);&quot;!&quot;;&quot;&quot;))">
            <text:p/>
          </table:table-cell>
          <table:table-cell table:formula="of:=IF(AND([.$B6]&lt;=[.G$4]; [.$C6]&gt;=[.G$4]);[.$A6];IF(AND([.$C6]+[.$D6]&gt;=[.G$4]; [.G$4]&gt;[.$C6]);&quot;!&quot;;&quot;&quot;))" office:value-type="string" office:string-value="Create server" calcext:value-type="string">
            <text:p>Create server</text:p>
          </table:table-cell>
          <table:table-cell table:formula="of:=IF(AND([.$B6]&lt;=[.H$4]; [.$C6]&gt;=[.H$4]);[.$A6];IF(AND([.$C6]+[.$D6]&gt;=[.H$4]; [.H$4]&gt;[.$C6]);&quot;!&quot;;&quot;&quot;))" office:value-type="string" office:string-value="Create server" calcext:value-type="string">
            <text:p>Create server</text:p>
          </table:table-cell>
          <table:table-cell table:formula="of:=IF(AND([.$B6]&lt;=[.I$4]; [.$C6]&gt;=[.I$4]);[.$A6];IF(AND([.$C6]+[.$D6]&gt;=[.I$4]; [.I$4]&gt;[.$C6]);&quot;!&quot;;&quot;&quot;))" office:value-type="string" office:string-value="Create server" calcext:value-type="string">
            <text:p>Create server</text:p>
          </table:table-cell>
          <table:table-cell table:formula="of:=IF(AND([.$B6]&lt;=[.J$4]; [.$C6]&gt;=[.J$4]);[.$A6];IF(AND([.$C6]+[.$D6]&gt;=[.J$4]; [.J$4]&gt;[.$C6]);&quot;!&quot;;&quot;&quot;))">
            <text:p/>
          </table:table-cell>
          <table:table-cell table:formula="of:=IF(AND([.$B6]&lt;=[.K$4]; [.$C6]&gt;=[.K$4]);[.$A6];IF(AND([.$C6]+[.$D6]&gt;=[.K$4]; [.K$4]&gt;[.$C6]);&quot;!&quot;;&quot;&quot;))">
            <text:p/>
          </table:table-cell>
          <table:table-cell table:formula="of:=IF(AND([.$B6]&lt;=[.L$4]; [.$C6]&gt;=[.L$4]);[.$A6];IF(AND([.$C6]+[.$D6]&gt;=[.L$4]; [.L$4]&gt;[.$C6]);&quot;!&quot;;&quot;&quot;))">
            <text:p/>
          </table:table-cell>
          <table:table-cell table:formula="of:=IF(AND([.$B6]&lt;=[.M$4]; [.$C6]&gt;=[.M$4]);[.$A6];IF(AND([.$C6]+[.$D6]&gt;=[.M$4]; [.M$4]&gt;[.$C6]);&quot;!&quot;;&quot;&quot;))">
            <text:p/>
          </table:table-cell>
          <table:table-cell table:formula="of:=IF(AND([.$B6]&lt;=[.N$4]; [.$C6]&gt;=[.N$4]);[.$A6];IF(AND([.$C6]+[.$D6]&gt;=[.N$4]; [.N$4]&gt;[.$C6]);&quot;!&quot;;&quot;&quot;))">
            <text:p/>
          </table:table-cell>
          <table:table-cell table:formula="of:=IF(AND([.$B6]&lt;=[.O$4]; [.$C6]&gt;=[.O$4]);[.$A6];IF(AND([.$C6]+[.$D6]&gt;=[.O$4]; [.O$4]&gt;[.$C6]);&quot;!&quot;;&quot;&quot;))">
            <text:p/>
          </table:table-cell>
          <table:table-cell table:formula="of:=IF(AND([.$B6]&lt;=[.P$4]; [.$C6]&gt;=[.P$4]);[.$A6];IF(AND([.$C6]+[.$D6]&gt;=[.P$4]; [.P$4]&gt;[.$C6]);&quot;!&quot;;&quot;&quot;))">
            <text:p/>
          </table:table-cell>
          <table:table-cell table:formula="of:=IF(AND([.$B6]&lt;=[.Q$4]; [.$C6]&gt;=[.Q$4]);[.$A6];IF(AND([.$C6]+[.$D6]&gt;=[.Q$4]; [.Q$4]&gt;[.$C6]);&quot;!&quot;;&quot;&quot;))">
            <text:p/>
          </table:table-cell>
          <table:table-cell table:formula="of:=IF(AND([.$B6]&lt;=[.R$4]; [.$C6]&gt;=[.R$4]);[.$A6];IF(AND([.$C6]+[.$D6]&gt;=[.R$4]; [.R$4]&gt;[.$C6]);&quot;!&quot;;&quot;&quot;))">
            <text:p/>
          </table:table-cell>
          <table:table-cell table:formula="of:=IF(AND([.$B6]&lt;=[.S$4]; [.$C6]&gt;=[.S$4]);[.$A6];IF(AND([.$C6]+[.$D6]&gt;=[.S$4]; [.S$4]&gt;[.$C6]);&quot;!&quot;;&quot;&quot;))">
            <text:p/>
          </table:table-cell>
          <table:table-cell table:formula="of:=IF(AND([.$B6]&lt;=[.T$4]; [.$C6]&gt;=[.T$4]);[.$A6];IF(AND([.$C6]+[.$D6]&gt;=[.T$4]; [.T$4]&gt;[.$C6]);&quot;!&quot;;&quot;&quot;))">
            <text:p/>
          </table:table-cell>
        </table:table-row>
        <table:table-row table:style-name="ro1">
          <table:table-cell office:value-type="string" calcext:value-type="string">
            <text:p>Create lobby</text:p>
          </table:table-cell>
          <table:table-cell office:value-type="date" office:date-value="2020-11-21" calcext:value-type="date">
            <text:p>2020-11-21</text:p>
          </table:table-cell>
          <table:table-cell office:value-type="date" office:date-value="2020-11-23" calcext:value-type="date">
            <text:p>2020-11-23</text:p>
          </table:table-cell>
          <table:table-cell table:number-columns-repeated="2"/>
          <table:table-cell table:formula="of:=IF(AND([.$B7]&lt;=[.F$4]; [.$C7]&gt;=[.F$4]);[.$A7];IF(AND([.$C7]+[.$D7]&gt;=[.F$4]; [.F$4]&gt;[.$C7]);&quot;!&quot;;&quot;&quot;))">
            <text:p/>
          </table:table-cell>
          <table:table-cell table:formula="of:=IF(AND([.$B7]&lt;=[.G$4]; [.$C7]&gt;=[.G$4]);[.$A7];IF(AND([.$C7]+[.$D7]&gt;=[.G$4]; [.G$4]&gt;[.$C7]);&quot;!&quot;;&quot;&quot;))">
            <text:p/>
          </table:table-cell>
          <table:table-cell table:formula="of:=IF(AND([.$B7]&lt;=[.H$4]; [.$C7]&gt;=[.H$4]);[.$A7];IF(AND([.$C7]+[.$D7]&gt;=[.H$4]; [.H$4]&gt;[.$C7]);&quot;!&quot;;&quot;&quot;))">
            <text:p/>
          </table:table-cell>
          <table:table-cell table:formula="of:=IF(AND([.$B7]&lt;=[.I$4]; [.$C7]&gt;=[.I$4]);[.$A7];IF(AND([.$C7]+[.$D7]&gt;=[.I$4]; [.I$4]&gt;[.$C7]);&quot;!&quot;;&quot;&quot;))">
            <text:p/>
          </table:table-cell>
          <table:table-cell table:formula="of:=IF(AND([.$B7]&lt;=[.J$4]; [.$C7]&gt;=[.J$4]);[.$A7];IF(AND([.$C7]+[.$D7]&gt;=[.J$4]; [.J$4]&gt;[.$C7]);&quot;!&quot;;&quot;&quot;))">
            <text:p/>
          </table:table-cell>
          <table:table-cell table:formula="of:=IF(AND([.$B7]&lt;=[.K$4]; [.$C7]&gt;=[.K$4]);[.$A7];IF(AND([.$C7]+[.$D7]&gt;=[.K$4]; [.K$4]&gt;[.$C7]);&quot;!&quot;;&quot;&quot;))" office:value-type="string" office:string-value="Create lobby" calcext:value-type="string">
            <text:p>Create lobby</text:p>
          </table:table-cell>
          <table:table-cell table:formula="of:=IF(AND([.$B7]&lt;=[.L$4]; [.$C7]&gt;=[.L$4]);[.$A7];IF(AND([.$C7]+[.$D7]&gt;=[.L$4]; [.L$4]&gt;[.$C7]);&quot;!&quot;;&quot;&quot;))" office:value-type="string" office:string-value="Create lobby" calcext:value-type="string">
            <text:p>Create lobby</text:p>
          </table:table-cell>
          <table:table-cell table:formula="of:=IF(AND([.$B7]&lt;=[.M$4]; [.$C7]&gt;=[.M$4]);[.$A7];IF(AND([.$C7]+[.$D7]&gt;=[.M$4]; [.M$4]&gt;[.$C7]);&quot;!&quot;;&quot;&quot;))" office:value-type="string" office:string-value="Create lobby" calcext:value-type="string">
            <text:p>Create lobby</text:p>
          </table:table-cell>
          <table:table-cell table:formula="of:=IF(AND([.$B7]&lt;=[.N$4]; [.$C7]&gt;=[.N$4]);[.$A7];IF(AND([.$C7]+[.$D7]&gt;=[.N$4]; [.N$4]&gt;[.$C7]);&quot;!&quot;;&quot;&quot;))">
            <text:p/>
          </table:table-cell>
          <table:table-cell table:formula="of:=IF(AND([.$B7]&lt;=[.O$4]; [.$C7]&gt;=[.O$4]);[.$A7];IF(AND([.$C7]+[.$D7]&gt;=[.O$4]; [.O$4]&gt;[.$C7]);&quot;!&quot;;&quot;&quot;))">
            <text:p/>
          </table:table-cell>
          <table:table-cell table:formula="of:=IF(AND([.$B7]&lt;=[.P$4]; [.$C7]&gt;=[.P$4]);[.$A7];IF(AND([.$C7]+[.$D7]&gt;=[.P$4]; [.P$4]&gt;[.$C7]);&quot;!&quot;;&quot;&quot;))">
            <text:p/>
          </table:table-cell>
          <table:table-cell table:formula="of:=IF(AND([.$B7]&lt;=[.Q$4]; [.$C7]&gt;=[.Q$4]);[.$A7];IF(AND([.$C7]+[.$D7]&gt;=[.Q$4]; [.Q$4]&gt;[.$C7]);&quot;!&quot;;&quot;&quot;))">
            <text:p/>
          </table:table-cell>
          <table:table-cell table:formula="of:=IF(AND([.$B7]&lt;=[.R$4]; [.$C7]&gt;=[.R$4]);[.$A7];IF(AND([.$C7]+[.$D7]&gt;=[.R$4]; [.R$4]&gt;[.$C7]);&quot;!&quot;;&quot;&quot;))">
            <text:p/>
          </table:table-cell>
          <table:table-cell table:formula="of:=IF(AND([.$B7]&lt;=[.S$4]; [.$C7]&gt;=[.S$4]);[.$A7];IF(AND([.$C7]+[.$D7]&gt;=[.S$4]; [.S$4]&gt;[.$C7]);&quot;!&quot;;&quot;&quot;))">
            <text:p/>
          </table:table-cell>
          <table:table-cell table:formula="of:=IF(AND([.$B7]&lt;=[.T$4]; [.$C7]&gt;=[.T$4]);[.$A7];IF(AND([.$C7]+[.$D7]&gt;=[.T$4]; [.T$4]&gt;[.$C7]);&quot;!&quot;;&quot;&quot;))">
            <text:p/>
          </table:table-cell>
        </table:table-row>
        <table:table-row table:style-name="ro1">
          <table:table-cell office:value-type="string" calcext:value-type="string">
            <text:p>Integrate server + lobby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25" calcext:value-type="date">
            <text:p>2020-11-25</text:p>
          </table:table-cell>
          <table:table-cell table:number-columns-repeated="2"/>
          <table:table-cell table:formula="of:=IF(AND([.$B8]&lt;=[.F$4]; [.$C8]&gt;=[.F$4]);[.$A8];IF(AND([.$C8]+[.$D8]&gt;=[.F$4]; [.F$4]&gt;[.$C8]);&quot;!&quot;;&quot;&quot;))">
            <text:p/>
          </table:table-cell>
          <table:table-cell table:formula="of:=IF(AND([.$B8]&lt;=[.G$4]; [.$C8]&gt;=[.G$4]);[.$A8];IF(AND([.$C8]+[.$D8]&gt;=[.G$4]; [.G$4]&gt;[.$C8]);&quot;!&quot;;&quot;&quot;))">
            <text:p/>
          </table:table-cell>
          <table:table-cell table:formula="of:=IF(AND([.$B8]&lt;=[.H$4]; [.$C8]&gt;=[.H$4]);[.$A8];IF(AND([.$C8]+[.$D8]&gt;=[.H$4]; [.H$4]&gt;[.$C8]);&quot;!&quot;;&quot;&quot;))">
            <text:p/>
          </table:table-cell>
          <table:table-cell table:formula="of:=IF(AND([.$B8]&lt;=[.I$4]; [.$C8]&gt;=[.I$4]);[.$A8];IF(AND([.$C8]+[.$D8]&gt;=[.I$4]; [.I$4]&gt;[.$C8]);&quot;!&quot;;&quot;&quot;))">
            <text:p/>
          </table:table-cell>
          <table:table-cell table:formula="of:=IF(AND([.$B8]&lt;=[.J$4]; [.$C8]&gt;=[.J$4]);[.$A8];IF(AND([.$C8]+[.$D8]&gt;=[.J$4]; [.J$4]&gt;[.$C8]);&quot;!&quot;;&quot;&quot;))">
            <text:p/>
          </table:table-cell>
          <table:table-cell table:formula="of:=IF(AND([.$B8]&lt;=[.K$4]; [.$C8]&gt;=[.K$4]);[.$A8];IF(AND([.$C8]+[.$D8]&gt;=[.K$4]; [.K$4]&gt;[.$C8]);&quot;!&quot;;&quot;&quot;))">
            <text:p/>
          </table:table-cell>
          <table:table-cell table:formula="of:=IF(AND([.$B8]&lt;=[.L$4]; [.$C8]&gt;=[.L$4]);[.$A8];IF(AND([.$C8]+[.$D8]&gt;=[.L$4]; [.L$4]&gt;[.$C8]);&quot;!&quot;;&quot;&quot;))">
            <text:p/>
          </table:table-cell>
          <table:table-cell table:formula="of:=IF(AND([.$B8]&lt;=[.M$4]; [.$C8]&gt;=[.M$4]);[.$A8];IF(AND([.$C8]+[.$D8]&gt;=[.M$4]; [.M$4]&gt;[.$C8]);&quot;!&quot;;&quot;&quot;))">
            <text:p/>
          </table:table-cell>
          <table:table-cell table:formula="of:=IF(AND([.$B8]&lt;=[.N$4]; [.$C8]&gt;=[.N$4]);[.$A8];IF(AND([.$C8]+[.$D8]&gt;=[.N$4]; [.N$4]&gt;[.$C8]);&quot;!&quot;;&quot;&quot;))" office:value-type="string" office:string-value="Integrate server + lobby" calcext:value-type="string">
            <text:p>Integrate server + lobby</text:p>
          </table:table-cell>
          <table:table-cell table:formula="of:=IF(AND([.$B8]&lt;=[.O$4]; [.$C8]&gt;=[.O$4]);[.$A8];IF(AND([.$C8]+[.$D8]&gt;=[.O$4]; [.O$4]&gt;[.$C8]);&quot;!&quot;;&quot;&quot;))" office:value-type="string" office:string-value="Integrate server + lobby" calcext:value-type="string">
            <text:p>Integrate server + lobby</text:p>
          </table:table-cell>
          <table:table-cell table:formula="of:=IF(AND([.$B8]&lt;=[.P$4]; [.$C8]&gt;=[.P$4]);[.$A8];IF(AND([.$C8]+[.$D8]&gt;=[.P$4]; [.P$4]&gt;[.$C8]);&quot;!&quot;;&quot;&quot;))">
            <text:p/>
          </table:table-cell>
          <table:table-cell table:formula="of:=IF(AND([.$B8]&lt;=[.Q$4]; [.$C8]&gt;=[.Q$4]);[.$A8];IF(AND([.$C8]+[.$D8]&gt;=[.Q$4]; [.Q$4]&gt;[.$C8]);&quot;!&quot;;&quot;&quot;))">
            <text:p/>
          </table:table-cell>
          <table:table-cell table:formula="of:=IF(AND([.$B8]&lt;=[.R$4]; [.$C8]&gt;=[.R$4]);[.$A8];IF(AND([.$C8]+[.$D8]&gt;=[.R$4]; [.R$4]&gt;[.$C8]);&quot;!&quot;;&quot;&quot;))">
            <text:p/>
          </table:table-cell>
          <table:table-cell table:formula="of:=IF(AND([.$B8]&lt;=[.S$4]; [.$C8]&gt;=[.S$4]);[.$A8];IF(AND([.$C8]+[.$D8]&gt;=[.S$4]; [.S$4]&gt;[.$C8]);&quot;!&quot;;&quot;&quot;))">
            <text:p/>
          </table:table-cell>
          <table:table-cell table:formula="of:=IF(AND([.$B8]&lt;=[.T$4]; [.$C8]&gt;=[.T$4]);[.$A8];IF(AND([.$C8]+[.$D8]&gt;=[.T$4]; [.T$4]&gt;[.$C8]);&quot;!&quot;;&quot;&quot;))">
            <text:p/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2" office:value-type="date" office:date-value="2020-11-26" calcext:value-type="date">
            <text:p>2020-11-26</text:p>
          </table:table-cell>
          <table:table-cell table:style-name="ce5"/>
          <table:table-cell/>
          <table:table-cell table:formula="of:=IF(AND([.$B9]&lt;=[.F$4]; [.$C9]&gt;=[.F$4]);[.$A9];IF(AND([.$C9]+[.$D9]&gt;=[.F$4]; [.F$4]&gt;[.$C9]);&quot;!&quot;;&quot;&quot;))">
            <text:p/>
          </table:table-cell>
          <table:table-cell table:formula="of:=IF(AND([.$B9]&lt;=[.G$4]; [.$C9]&gt;=[.G$4]);[.$A9];IF(AND([.$C9]+[.$D9]&gt;=[.G$4]; [.G$4]&gt;[.$C9]);&quot;!&quot;;&quot;&quot;))">
            <text:p/>
          </table:table-cell>
          <table:table-cell table:formula="of:=IF(AND([.$B9]&lt;=[.H$4]; [.$C9]&gt;=[.H$4]);[.$A9];IF(AND([.$C9]+[.$D9]&gt;=[.H$4]; [.H$4]&gt;[.$C9]);&quot;!&quot;;&quot;&quot;))">
            <text:p/>
          </table:table-cell>
          <table:table-cell table:formula="of:=IF(AND([.$B9]&lt;=[.I$4]; [.$C9]&gt;=[.I$4]);[.$A9];IF(AND([.$C9]+[.$D9]&gt;=[.I$4]; [.I$4]&gt;[.$C9]);&quot;!&quot;;&quot;&quot;))">
            <text:p/>
          </table:table-cell>
          <table:table-cell table:formula="of:=IF(AND([.$B9]&lt;=[.J$4]; [.$C9]&gt;=[.J$4]);[.$A9];IF(AND([.$C9]+[.$D9]&gt;=[.J$4]; [.J$4]&gt;[.$C9]);&quot;!&quot;;&quot;&quot;))">
            <text:p/>
          </table:table-cell>
          <table:table-cell table:formula="of:=IF(AND([.$B9]&lt;=[.K$4]; [.$C9]&gt;=[.K$4]);[.$A9];IF(AND([.$C9]+[.$D9]&gt;=[.K$4]; [.K$4]&gt;[.$C9]);&quot;!&quot;;&quot;&quot;))">
            <text:p/>
          </table:table-cell>
          <table:table-cell table:formula="of:=IF(AND([.$B9]&lt;=[.L$4]; [.$C9]&gt;=[.L$4]);[.$A9];IF(AND([.$C9]+[.$D9]&gt;=[.L$4]; [.L$4]&gt;[.$C9]);&quot;!&quot;;&quot;&quot;))">
            <text:p/>
          </table:table-cell>
          <table:table-cell table:formula="of:=IF(AND([.$B9]&lt;=[.M$4]; [.$C9]&gt;=[.M$4]);[.$A9];IF(AND([.$C9]+[.$D9]&gt;=[.M$4]; [.M$4]&gt;[.$C9]);&quot;!&quot;;&quot;&quot;))">
            <text:p/>
          </table:table-cell>
          <table:table-cell table:formula="of:=IF(AND([.$B9]&lt;=[.N$4]; [.$C9]&gt;=[.N$4]);[.$A9];IF(AND([.$C9]+[.$D9]&gt;=[.N$4]; [.N$4]&gt;[.$C9]);&quot;!&quot;;&quot;&quot;))">
            <text:p/>
          </table:table-cell>
          <table:table-cell table:formula="of:=IF(AND([.$B9]&lt;=[.O$4]; [.$C9]&gt;=[.O$4]);[.$A9];IF(AND([.$C9]+[.$D9]&gt;=[.O$4]; [.O$4]&gt;[.$C9]);&quot;!&quot;;&quot;&quot;))">
            <text:p/>
          </table:table-cell>
          <table:table-cell table:formula="of:=IF(AND([.$B9]&lt;=[.P$4]; [.$C9]&gt;=[.P$4]);[.$A9];IF(AND([.$C9]+[.$D9]&gt;=[.P$4]; [.P$4]&gt;[.$C9]);&quot;!&quot;;&quot;&quot;))" office:value-type="string" office:string-value="Testing" calcext:value-type="string">
            <text:p>Testing</text:p>
          </table:table-cell>
          <table:table-cell table:formula="of:=IF(AND([.$B9]&lt;=[.Q$4]; [.$C9]&gt;=[.Q$4]);[.$A9];IF(AND([.$C9]+[.$D9]&gt;=[.Q$4]; [.Q$4]&gt;[.$C9]);&quot;!&quot;;&quot;&quot;))">
            <text:p/>
          </table:table-cell>
          <table:table-cell table:formula="of:=IF(AND([.$B9]&lt;=[.R$4]; [.$C9]&gt;=[.R$4]);[.$A9];IF(AND([.$C9]+[.$D9]&gt;=[.R$4]; [.R$4]&gt;[.$C9]);&quot;!&quot;;&quot;&quot;))">
            <text:p/>
          </table:table-cell>
          <table:table-cell table:formula="of:=IF(AND([.$B9]&lt;=[.S$4]; [.$C9]&gt;=[.S$4]);[.$A9];IF(AND([.$C9]+[.$D9]&gt;=[.S$4]; [.S$4]&gt;[.$C9]);&quot;!&quot;;&quot;&quot;))">
            <text:p/>
          </table:table-cell>
          <table:table-cell table:formula="of:=IF(AND([.$B9]&lt;=[.T$4]; [.$C9]&gt;=[.T$4]);[.$A9];IF(AND([.$C9]+[.$D9]&gt;=[.T$4]; [.T$4]&gt;[.$C9]);&quot;!&quot;;&quot;&quot;))">
            <text:p/>
          </table:table-cell>
        </table:table-row>
        <table:table-row table:style-name="ro1">
          <table:table-cell office:value-type="string" calcext:value-type="string">
            <text:p>Fix Issues</text:p>
          </table:table-cell>
          <table:table-cell office:value-type="date" office:date-value="2020-11-28" calcext:value-type="date">
            <text:p>2020-11-28</text:p>
          </table:table-cell>
          <table:table-cell office:value-type="date" office:date-value="2020-11-29" calcext:value-type="date">
            <text:p>2020-11-29</text:p>
          </table:table-cell>
          <table:table-cell table:style-name="ce5"/>
          <table:table-cell/>
          <table:table-cell table:formula="of:=IF(AND([.$B10]&lt;=[.F$4]; [.$C10]&gt;=[.F$4]);[.$A10];IF(AND([.$C10]+[.$D10]&gt;=[.F$4]; [.F$4]&gt;[.$C10]);&quot;!&quot;;&quot;&quot;))">
            <text:p/>
          </table:table-cell>
          <table:table-cell table:formula="of:=IF(AND([.$B10]&lt;=[.G$4]; [.$C10]&gt;=[.G$4]);[.$A10];IF(AND([.$C10]+[.$D10]&gt;=[.G$4]; [.G$4]&gt;[.$C10]);&quot;!&quot;;&quot;&quot;))">
            <text:p/>
          </table:table-cell>
          <table:table-cell table:formula="of:=IF(AND([.$B10]&lt;=[.H$4]; [.$C10]&gt;=[.H$4]);[.$A10];IF(AND([.$C10]+[.$D10]&gt;=[.H$4]; [.H$4]&gt;[.$C10]);&quot;!&quot;;&quot;&quot;))">
            <text:p/>
          </table:table-cell>
          <table:table-cell table:formula="of:=IF(AND([.$B10]&lt;=[.I$4]; [.$C10]&gt;=[.I$4]);[.$A10];IF(AND([.$C10]+[.$D10]&gt;=[.I$4]; [.I$4]&gt;[.$C10]);&quot;!&quot;;&quot;&quot;))">
            <text:p/>
          </table:table-cell>
          <table:table-cell table:formula="of:=IF(AND([.$B10]&lt;=[.J$4]; [.$C10]&gt;=[.J$4]);[.$A10];IF(AND([.$C10]+[.$D10]&gt;=[.J$4]; [.J$4]&gt;[.$C10]);&quot;!&quot;;&quot;&quot;))">
            <text:p/>
          </table:table-cell>
          <table:table-cell table:formula="of:=IF(AND([.$B10]&lt;=[.K$4]; [.$C10]&gt;=[.K$4]);[.$A10];IF(AND([.$C10]+[.$D10]&gt;=[.K$4]; [.K$4]&gt;[.$C10]);&quot;!&quot;;&quot;&quot;))">
            <text:p/>
          </table:table-cell>
          <table:table-cell table:formula="of:=IF(AND([.$B10]&lt;=[.L$4]; [.$C10]&gt;=[.L$4]);[.$A10];IF(AND([.$C10]+[.$D10]&gt;=[.L$4]; [.L$4]&gt;[.$C10]);&quot;!&quot;;&quot;&quot;))">
            <text:p/>
          </table:table-cell>
          <table:table-cell table:formula="of:=IF(AND([.$B10]&lt;=[.M$4]; [.$C10]&gt;=[.M$4]);[.$A10];IF(AND([.$C10]+[.$D10]&gt;=[.M$4]; [.M$4]&gt;[.$C10]);&quot;!&quot;;&quot;&quot;))">
            <text:p/>
          </table:table-cell>
          <table:table-cell table:formula="of:=IF(AND([.$B10]&lt;=[.N$4]; [.$C10]&gt;=[.N$4]);[.$A10];IF(AND([.$C10]+[.$D10]&gt;=[.N$4]; [.N$4]&gt;[.$C10]);&quot;!&quot;;&quot;&quot;))">
            <text:p/>
          </table:table-cell>
          <table:table-cell table:formula="of:=IF(AND([.$B10]&lt;=[.O$4]; [.$C10]&gt;=[.O$4]);[.$A10];IF(AND([.$C10]+[.$D10]&gt;=[.O$4]; [.O$4]&gt;[.$C10]);&quot;!&quot;;&quot;&quot;))">
            <text:p/>
          </table:table-cell>
          <table:table-cell table:formula="of:=IF(AND([.$B10]&lt;=[.P$4]; [.$C10]&gt;=[.P$4]);[.$A10];IF(AND([.$C10]+[.$D10]&gt;=[.P$4]; [.P$4]&gt;[.$C10]);&quot;!&quot;;&quot;&quot;))">
            <text:p/>
          </table:table-cell>
          <table:table-cell table:formula="of:=IF(AND([.$B10]&lt;=[.Q$4]; [.$C10]&gt;=[.Q$4]);[.$A10];IF(AND([.$C10]+[.$D10]&gt;=[.Q$4]; [.Q$4]&gt;[.$C10]);&quot;!&quot;;&quot;&quot;))">
            <text:p/>
          </table:table-cell>
          <table:table-cell table:formula="of:=IF(AND([.$B10]&lt;=[.R$4]; [.$C10]&gt;=[.R$4]);[.$A10];IF(AND([.$C10]+[.$D10]&gt;=[.R$4]; [.R$4]&gt;[.$C10]);&quot;!&quot;;&quot;&quot;))" office:value-type="string" office:string-value="Fix Issues" calcext:value-type="string">
            <text:p>Fix Issues</text:p>
          </table:table-cell>
          <table:table-cell table:formula="of:=IF(AND([.$B10]&lt;=[.S$4]; [.$C10]&gt;=[.S$4]);[.$A10];IF(AND([.$C10]+[.$D10]&gt;=[.S$4]; [.S$4]&gt;[.$C10]);&quot;!&quot;;&quot;&quot;))" office:value-type="string" office:string-value="Fix Issues" calcext:value-type="string">
            <text:p>Fix Issues</text:p>
          </table:table-cell>
          <table:table-cell table:formula="of:=IF(AND([.$B10]&lt;=[.T$4]; [.$C10]&gt;=[.T$4]);[.$A10];IF(AND([.$C10]+[.$D10]&gt;=[.T$4]; [.T$4]&gt;[.$C10]);&quot;!&quot;;&quot;&quot;))">
            <text:p/>
          </table:table-cell>
        </table:table-row>
        <table:table-row table:style-name="ro1">
          <table:table-cell office:value-type="string" calcext:value-type="string">
            <text:p>Wrap-up</text:p>
          </table:table-cell>
          <table:table-cell office:value-type="date" office:date-value="2020-11-29" calcext:value-type="date">
            <text:p>2020-11-29</text:p>
          </table:table-cell>
          <table:table-cell office:value-type="date" office:date-value="2020-11-30" calcext:value-type="date">
            <text:p>2020-11-30</text:p>
          </table:table-cell>
          <table:table-cell table:style-name="ce5"/>
          <table:table-cell/>
          <table:table-cell table:formula="of:=IF(AND([.$B11]&lt;=[.F$4]; [.$C11]&gt;=[.F$4]);[.$A11];IF(AND([.$C11]+[.$D11]&gt;=[.F$4]; [.F$4]&gt;[.$C11]);&quot;!&quot;;&quot;&quot;))">
            <text:p/>
          </table:table-cell>
          <table:table-cell table:formula="of:=IF(AND([.$B11]&lt;=[.G$4]; [.$C11]&gt;=[.G$4]);[.$A11];IF(AND([.$C11]+[.$D11]&gt;=[.G$4]; [.G$4]&gt;[.$C11]);&quot;!&quot;;&quot;&quot;))">
            <text:p/>
          </table:table-cell>
          <table:table-cell table:formula="of:=IF(AND([.$B11]&lt;=[.H$4]; [.$C11]&gt;=[.H$4]);[.$A11];IF(AND([.$C11]+[.$D11]&gt;=[.H$4]; [.H$4]&gt;[.$C11]);&quot;!&quot;;&quot;&quot;))">
            <text:p/>
          </table:table-cell>
          <table:table-cell table:formula="of:=IF(AND([.$B11]&lt;=[.I$4]; [.$C11]&gt;=[.I$4]);[.$A11];IF(AND([.$C11]+[.$D11]&gt;=[.I$4]; [.I$4]&gt;[.$C11]);&quot;!&quot;;&quot;&quot;))">
            <text:p/>
          </table:table-cell>
          <table:table-cell table:formula="of:=IF(AND([.$B11]&lt;=[.J$4]; [.$C11]&gt;=[.J$4]);[.$A11];IF(AND([.$C11]+[.$D11]&gt;=[.J$4]; [.J$4]&gt;[.$C11]);&quot;!&quot;;&quot;&quot;))">
            <text:p/>
          </table:table-cell>
          <table:table-cell table:formula="of:=IF(AND([.$B11]&lt;=[.K$4]; [.$C11]&gt;=[.K$4]);[.$A11];IF(AND([.$C11]+[.$D11]&gt;=[.K$4]; [.K$4]&gt;[.$C11]);&quot;!&quot;;&quot;&quot;))">
            <text:p/>
          </table:table-cell>
          <table:table-cell table:formula="of:=IF(AND([.$B11]&lt;=[.L$4]; [.$C11]&gt;=[.L$4]);[.$A11];IF(AND([.$C11]+[.$D11]&gt;=[.L$4]; [.L$4]&gt;[.$C11]);&quot;!&quot;;&quot;&quot;))">
            <text:p/>
          </table:table-cell>
          <table:table-cell table:formula="of:=IF(AND([.$B11]&lt;=[.M$4]; [.$C11]&gt;=[.M$4]);[.$A11];IF(AND([.$C11]+[.$D11]&gt;=[.M$4]; [.M$4]&gt;[.$C11]);&quot;!&quot;;&quot;&quot;))">
            <text:p/>
          </table:table-cell>
          <table:table-cell table:formula="of:=IF(AND([.$B11]&lt;=[.N$4]; [.$C11]&gt;=[.N$4]);[.$A11];IF(AND([.$C11]+[.$D11]&gt;=[.N$4]; [.N$4]&gt;[.$C11]);&quot;!&quot;;&quot;&quot;))">
            <text:p/>
          </table:table-cell>
          <table:table-cell table:formula="of:=IF(AND([.$B11]&lt;=[.O$4]; [.$C11]&gt;=[.O$4]);[.$A11];IF(AND([.$C11]+[.$D11]&gt;=[.O$4]; [.O$4]&gt;[.$C11]);&quot;!&quot;;&quot;&quot;))">
            <text:p/>
          </table:table-cell>
          <table:table-cell table:formula="of:=IF(AND([.$B11]&lt;=[.P$4]; [.$C11]&gt;=[.P$4]);[.$A11];IF(AND([.$C11]+[.$D11]&gt;=[.P$4]; [.P$4]&gt;[.$C11]);&quot;!&quot;;&quot;&quot;))">
            <text:p/>
          </table:table-cell>
          <table:table-cell table:formula="of:=IF(AND([.$B11]&lt;=[.Q$4]; [.$C11]&gt;=[.Q$4]);[.$A11];IF(AND([.$C11]+[.$D11]&gt;=[.Q$4]; [.Q$4]&gt;[.$C11]);&quot;!&quot;;&quot;&quot;))">
            <text:p/>
          </table:table-cell>
          <table:table-cell table:formula="of:=IF(AND([.$B11]&lt;=[.R$4]; [.$C11]&gt;=[.R$4]);[.$A11];IF(AND([.$C11]+[.$D11]&gt;=[.R$4]; [.R$4]&gt;[.$C11]);&quot;!&quot;;&quot;&quot;))">
            <text:p/>
          </table:table-cell>
          <table:table-cell table:formula="of:=IF(AND([.$B11]&lt;=[.S$4]; [.$C11]&gt;=[.S$4]);[.$A11];IF(AND([.$C11]+[.$D11]&gt;=[.S$4]; [.S$4]&gt;[.$C11]);&quot;!&quot;;&quot;&quot;))" office:value-type="string" office:string-value="Wrap-up" calcext:value-type="string">
            <text:p>Wrap-up</text:p>
          </table:table-cell>
          <table:table-cell table:formula="of:=IF(AND([.$B11]&lt;=[.T$4]; [.$C11]&gt;=[.T$4]);[.$A11];IF(AND([.$C11]+[.$D11]&gt;=[.T$4]; [.T$4]&gt;[.$C11]);&quot;!&quot;;&quot;&quot;))" office:value-type="string" office:string-value="Wrap-up" calcext:value-type="string">
            <text:p>Wrap-up</text:p>
          </table:table-cell>
        </table:table-row>
        <calcext:conditional-formats>
          <calcext:conditional-format calcext:target-range-address="Sheet1.F5:Sheet1.T11">
            <calcext:condition calcext:apply-style-name="OVERTIME" calcext:value="=&quot;!&quot;" calcext:base-cell-address="Sheet1.F5"/>
            <calcext:condition calcext:apply-style-name="WORKDAY" calcext:value="&gt;&quot;&quot;" calcext:base-cell-address="Sheet1.F5"/>
            <calcext:condition calcext:apply-style-name="OFFDAY" calcext:value="=&quot;&quot;" calcext:base-cell-address="Sheet1.F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d" svg:font-family="Monospaced" style:font-adornments="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ORKDAY" style:family="table-cell" style:parent-style-name="Default">
      <style:table-cell-properties fo:background-color="#3465a4" style:diagonal-bl-tr="none" style:diagonal-tl-br="none" fo:border="none"/>
      <style:text-properties style:font-name="Monospaced" fo:font-family="Monospaced" style:font-style-name="Regular" style:font-pitch="fixed" fo:font-size="8pt" style:font-size-asian="8pt" style:font-size-complex="8pt"/>
    </style:style>
    <style:style style:name="OFFDAY" style:family="table-cell" style:parent-style-name="Default">
      <style:table-cell-properties fo:background-color="#dddddd"/>
    </style:style>
    <style:style style:name="OVERTIME" style:family="table-cell" style:parent-style-name="Default">
      <style:table-cell-properties fo:background-color="#ff6d6d" style:diagonal-bl-tr="none" style:diagonal-tl-br="none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-00-00</text:date>, <text:time style:data-style-name="N2" text:time-value="21:36:06.911667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5:28:22.118618964</meta:creation-date>
    <dc:date>2020-11-16T21:36:16.088905531</dc:date>
    <meta:editing-duration>PT43M19S</meta:editing-duration>
    <meta:editing-cycles>13</meta:editing-cycles>
    <meta:generator>LibreOffice/6.4.6.2$Linux_X86_64 LibreOffice_project/40$Build-2</meta:generator>
    <meta:document-statistic meta:table-count="1" meta:cell-count="163" meta:object-count="0"/>
  </office:meta>
</office:document-meta>
</file>